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96db2" officeooo:paragraph-rsid="00096db2"/>
    </style:style>
    <style:style style:name="P2" style:family="paragraph" style:parent-style-name="Standard">
      <style:text-properties officeooo:rsid="000a7049" officeooo:paragraph-rsid="000a7049"/>
    </style:style>
    <style:style style:name="P3" style:family="paragraph" style:parent-style-name="Standard">
      <style:text-properties officeooo:rsid="000ac318" officeooo:paragraph-rsid="000ac318"/>
    </style:style>
    <style:style style:name="P4" style:family="paragraph" style:parent-style-name="Standard">
      <style:text-properties officeooo:rsid="000b8737" officeooo:paragraph-rsid="000b8737"/>
    </style:style>
    <style:style style:name="P5" style:family="paragraph" style:parent-style-name="Standard">
      <style:text-properties officeooo:rsid="000c3886" officeooo:paragraph-rsid="000c3886"/>
    </style:style>
    <style:style style:name="P6" style:family="paragraph" style:parent-style-name="Standard">
      <style:text-properties officeooo:rsid="000d6b55" officeooo:paragraph-rsid="000d6b55"/>
    </style:style>
    <style:style style:name="P7" style:family="paragraph" style:parent-style-name="Standard">
      <style:text-properties officeooo:rsid="000d6b55" officeooo:paragraph-rsid="0010ec45"/>
    </style:style>
    <style:style style:name="P8" style:family="paragraph" style:parent-style-name="Standard">
      <style:text-properties officeooo:rsid="00175ab3" officeooo:paragraph-rsid="00175ab3"/>
    </style:style>
    <style:style style:name="P9" style:family="paragraph" style:parent-style-name="Standard">
      <style:text-properties officeooo:rsid="00180963" officeooo:paragraph-rsid="00180963"/>
    </style:style>
    <style:style style:name="P10" style:family="paragraph" style:parent-style-name="Standard">
      <style:text-properties officeooo:rsid="001823e0" officeooo:paragraph-rsid="001823e0"/>
    </style:style>
    <style:style style:name="P11" style:family="paragraph" style:parent-style-name="Standard">
      <style:text-properties officeooo:rsid="0019f91a" officeooo:paragraph-rsid="0019f91a"/>
    </style:style>
    <style:style style:name="P12" style:family="paragraph" style:parent-style-name="Standard">
      <style:text-properties officeooo:rsid="001ddf3e" officeooo:paragraph-rsid="001ddf3e"/>
    </style:style>
    <style:style style:name="P13" style:family="paragraph" style:parent-style-name="Standard">
      <style:text-properties officeooo:rsid="001e01e9" officeooo:paragraph-rsid="001e01e9"/>
    </style:style>
    <style:style style:name="P14" style:family="paragraph" style:parent-style-name="Standard">
      <style:text-properties officeooo:rsid="001e62d4" officeooo:paragraph-rsid="001e62d4"/>
    </style:style>
    <style:style style:name="P15" style:family="paragraph" style:parent-style-name="Standard">
      <style:text-properties style:text-line-through-style="none" style:text-line-through-type="none" officeooo:rsid="001e01e9" officeooo:paragraph-rsid="001e01e9"/>
    </style:style>
    <style:style style:name="P16" style:family="paragraph" style:parent-style-name="Standard">
      <style:text-properties style:text-line-through-style="none" style:text-line-through-type="none" officeooo:rsid="001e01e9" officeooo:paragraph-rsid="0023b12c"/>
    </style:style>
    <style:style style:name="P17" style:family="paragraph" style:parent-style-name="Standard">
      <style:text-properties style:text-line-through-style="none" style:text-line-through-type="none" officeooo:rsid="001e01e9" officeooo:paragraph-rsid="00242c76"/>
    </style:style>
    <style:style style:name="P18" style:family="paragraph" style:parent-style-name="Standard">
      <style:text-properties style:text-line-through-style="none" style:text-line-through-type="none" officeooo:rsid="001e01e9" officeooo:paragraph-rsid="00252353"/>
    </style:style>
    <style:style style:name="P19" style:family="paragraph" style:parent-style-name="Standard">
      <style:text-properties style:text-line-through-style="none" style:text-line-through-type="none" officeooo:rsid="001e01e9" officeooo:paragraph-rsid="00293031"/>
    </style:style>
    <style:style style:name="P20" style:family="paragraph" style:parent-style-name="Standard">
      <style:text-properties style:text-line-through-style="none" style:text-line-through-type="none" officeooo:rsid="001e01e9" officeooo:paragraph-rsid="002c57e9"/>
    </style:style>
    <style:style style:name="P21" style:family="paragraph" style:parent-style-name="Standard">
      <style:text-properties style:text-line-through-style="none" style:text-line-through-type="none" officeooo:rsid="00293031" officeooo:paragraph-rsid="00293031"/>
    </style:style>
    <style:style style:name="P22" style:family="paragraph" style:parent-style-name="Standard">
      <style:text-properties style:text-line-through-style="none" style:text-line-through-type="none" officeooo:rsid="00293031" officeooo:paragraph-rsid="003b6595"/>
    </style:style>
    <style:style style:name="P23" style:family="paragraph" style:parent-style-name="Standard">
      <style:text-properties style:text-line-through-style="none" style:text-line-through-type="none" officeooo:rsid="0031f39b" officeooo:paragraph-rsid="0031f39b"/>
    </style:style>
    <style:style style:name="P24" style:family="paragraph" style:parent-style-name="Standard">
      <style:text-properties style:text-line-through-style="none" style:text-line-through-type="none" officeooo:rsid="0031f39b" officeooo:paragraph-rsid="0036f90e"/>
    </style:style>
    <style:style style:name="P25" style:family="paragraph" style:parent-style-name="Standard">
      <style:text-properties style:text-line-through-style="none" style:text-line-through-type="none" officeooo:rsid="0031f39b" officeooo:paragraph-rsid="0037ee99"/>
    </style:style>
    <style:style style:name="P26" style:family="paragraph" style:parent-style-name="Standard">
      <style:text-properties style:text-line-through-style="none" style:text-line-through-type="none" officeooo:rsid="0031f39b" officeooo:paragraph-rsid="003b6595"/>
    </style:style>
    <style:style style:name="P27" style:family="paragraph" style:parent-style-name="Standard">
      <style:text-properties style:text-line-through-style="none" style:text-line-through-type="none" officeooo:rsid="0023b12c" officeooo:paragraph-rsid="001e01e9"/>
    </style:style>
    <style:style style:name="P28" style:family="paragraph" style:parent-style-name="Standard">
      <style:text-properties style:text-line-through-style="none" style:text-line-through-type="none" officeooo:rsid="00252353" officeooo:paragraph-rsid="00314d1c"/>
    </style:style>
    <style:style style:name="P29" style:family="paragraph" style:parent-style-name="Standard">
      <style:text-properties style:text-line-through-style="none" style:text-line-through-type="none" officeooo:rsid="0036f90e" officeooo:paragraph-rsid="0036f90e"/>
    </style:style>
    <style:style style:name="P30" style:family="paragraph" style:parent-style-name="Standard">
      <style:text-properties style:text-line-through-style="none" style:text-line-through-type="none" officeooo:rsid="00230507" officeooo:paragraph-rsid="001e01e9"/>
    </style:style>
    <style:style style:name="T1" style:family="text">
      <style:text-properties officeooo:rsid="000ca901"/>
    </style:style>
    <style:style style:name="T2" style:family="text">
      <style:text-properties officeooo:rsid="000f4c1f"/>
    </style:style>
    <style:style style:name="T3" style:family="text">
      <style:text-properties officeooo:rsid="0010ec45"/>
    </style:style>
    <style:style style:name="T4" style:family="text">
      <style:text-properties officeooo:rsid="00135ee1"/>
    </style:style>
    <style:style style:name="T5" style:family="text">
      <style:text-properties officeooo:rsid="001475ba"/>
    </style:style>
    <style:style style:name="T6" style:family="text">
      <style:text-properties officeooo:rsid="0014d1e9"/>
    </style:style>
    <style:style style:name="T7" style:family="text">
      <style:text-properties officeooo:rsid="00160025"/>
    </style:style>
    <style:style style:name="T8" style:family="text">
      <style:text-properties officeooo:rsid="0019f91a"/>
    </style:style>
    <style:style style:name="T9" style:family="text">
      <style:text-properties officeooo:rsid="001e62d4"/>
    </style:style>
    <style:style style:name="T10" style:family="text">
      <style:text-properties officeooo:rsid="00230507"/>
    </style:style>
    <style:style style:name="T11" style:family="text">
      <style:text-properties officeooo:rsid="0023b12c"/>
    </style:style>
    <style:style style:name="T12" style:family="text">
      <style:text-properties officeooo:rsid="002492ff"/>
    </style:style>
    <style:style style:name="T13" style:family="text">
      <style:text-properties officeooo:rsid="00252353"/>
    </style:style>
    <style:style style:name="T14" style:family="text">
      <style:text-properties officeooo:rsid="0026df5b"/>
    </style:style>
    <style:style style:name="T15" style:family="text">
      <style:text-properties officeooo:rsid="0027b25f"/>
    </style:style>
    <style:style style:name="T16" style:family="text">
      <style:text-properties officeooo:rsid="00293031"/>
    </style:style>
    <style:style style:name="T17" style:family="text">
      <style:text-properties officeooo:rsid="002a7318"/>
    </style:style>
    <style:style style:name="T18" style:family="text">
      <style:text-properties officeooo:rsid="002c57e9"/>
    </style:style>
    <style:style style:name="T19" style:family="text">
      <style:text-properties officeooo:rsid="002de1df"/>
    </style:style>
    <style:style style:name="T20" style:family="text">
      <style:text-properties officeooo:rsid="002e5844"/>
    </style:style>
    <style:style style:name="T21" style:family="text">
      <style:text-properties officeooo:rsid="002f487e"/>
    </style:style>
    <style:style style:name="T22" style:family="text">
      <style:text-properties officeooo:rsid="0031f39b"/>
    </style:style>
    <style:style style:name="T23" style:family="text">
      <style:text-properties officeooo:rsid="003432fc"/>
    </style:style>
    <style:style style:name="T24" style:family="text">
      <style:text-properties officeooo:rsid="0034fde2"/>
    </style:style>
    <style:style style:name="T25" style:family="text">
      <style:text-properties officeooo:rsid="0036f90e"/>
    </style:style>
    <style:style style:name="T26" style:family="text">
      <style:text-properties officeooo:rsid="0037ee99"/>
    </style:style>
    <style:style style:name="T27" style:family="text">
      <style:text-properties officeooo:rsid="00397fdf"/>
    </style:style>
    <style:style style:name="T28" style:family="text">
      <style:text-properties officeooo:rsid="003b659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P1">Morning :</text:p>
      <text:p text:style-name="P1">-------------</text:p>
      <text:p text:style-name="P1"/>
      <text:p text:style-name="P2">CICD :</text:p>
      <text:p text:style-name="P2"/>
      <text:p text:style-name="P2">Let’s say we have 3 members who are pushing the coomits to origin repository.</text:p>
      <text:p text:style-name="P2"/>
      <text:p text:style-name="P2">If the member one’s commit had some issues and disyturbs the project, then we’ll be having a project which is not deliverable.</text:p>
      <text:p text:style-name="P2"/>
      <text:p text:style-name="P3">And the above one is not a good way of working. As cllient may faceissues with undelivarable project. And it will be not be like that if the incomming commits are breaking the logic and creating disturbances in poroject.</text:p>
      <text:p text:style-name="P3"/>
      <text:p text:style-name="P3">This is where CICD comes in handy, In CICD we can create a pipeline of jobs.</text:p>
      <text:p text:style-name="P3"/>
      <text:p text:style-name="P3">Let’s say one job is Building job, one job can be tst job, Static code ananlysys, deployment job etc. We can create pipeline of these jobs.</text:p>
      <text:p text:style-name="P3"/>
      <text:p text:style-name="P4">So, if we use this, when there’s anm incomming commit is there, the pipelijne will run and if build is failing, it’ll notify all the members that itr’s failing.</text:p>
      <text:p text:style-name="P4"/>
      <text:p text:style-name="P5">Similarly ifd build is passed, it’ll move on to test job and if it fails there then also aagain the meneber<text:span text:style-name="T1">s </text:span>will know.</text:p>
      <text:p text:style-name="P5"/>
      <text:p text:style-name="P6">It is not only CICD, but also Devops.</text:p>
      <text:p text:style-name="P6"/>
      <text:p text:style-name="P7">Devops : <text:span text:style-name="T2">Practices that combine development and Opeartion. </text:span></text:p>
      <text:p text:style-name="P7"><text:tab/><text:span text:style-name="T3">Job here is to reduce the system development life cycle time.</text:span></text:p>
      <text:p text:style-name="P7"><text:tab/><text:span text:style-name="T4">Can continuously deliver high quality software.</text:span></text:p>
      <text:p text:style-name="P7"><text:tab/><text:span text:style-name="T3">In particular, devops a</text:span>re those things we do in development and operation, <text:s/>in such a way <text:tab/>that both development team and operation team have the common goal and that common <text:tab/>goal is making sure application successfull, So if we use devops practices it’ll lead to the <text:tab/>common goal. DEVOPS is created frpm devlopment and Oprartion.</text:p>
      <text:p text:style-name="P6"/>
      <text:p text:style-name="P6"><text:tab/><text:span text:style-name="T5">There are a lot of technologies/</text:span><text:span text:style-name="T7">concepts</text:span><text:span text:style-name="T5"> that enable devops :</text:span></text:p>
      <text:p text:style-name="P6"><text:tab/><text:tab/><text:span text:style-name="T5">Git – Version control and src version control.</text:span></text:p>
      <text:p text:style-name="P6"><text:tab/><text:tab/><text:span text:style-name="T6">Docker</text:span></text:p>
      <text:p text:style-name="P6"><text:tab/><text:tab/><text:span text:style-name="T6">CICD</text:span></text:p>
      <text:p text:style-name="P6"><text:tab/><text:tab/><text:span text:style-name="T6">Maven/Gradle</text:span></text:p>
      <text:p text:style-name="P6"><text:tab/><text:tab/><text:span text:style-name="T7">MicroServices.</text:span></text:p>
      <text:p text:style-name="P6"/>
      <text:p text:style-name="P6"><text:tab/><text:span text:style-name="T6">The above things are a part of devops. That will help in reducing life cycle time of <text:tab/>development.</text:span></text:p>
      <text:p text:style-name="P6"/>
      <text:p text:style-name="P8">If we follow CICD, at every commit our pipeline will run and appication will be build and can be tested and we can do other things like code ananlysys etc.</text:p>
      <text:p text:style-name="P8"/>
      <text:p text:style-name="P9">If follow this we’ll be having a integrated project, and this doesn’t mean that the microservices are integrated, It just means the project is not broken, the test cases are not broking etc.</text:p>
      <text:p text:style-name="P9"><text:soft-page-break/>Since it’s always integrated , It’s always deliverable and deployable.</text:p>
      <text:p text:style-name="P9"/>
      <text:p text:style-name="P10">That means we have a total of 6 features in span of 6 months, so, after 2 months 2 features were developed, So, if client wanna use those features he can use them, even though the other features are not present. <text:span text:style-name="T8">Our code is always running and is delivarable at any point of time.</text:span></text:p>
      <text:p text:style-name="P10"/>
      <text:p text:style-name="P11">There are various tools for CICD, we have jenkins, gitlab , github etc.</text:p>
      <text:p text:style-name="P11"/>
      <text:p text:style-name="P12">GitLab Archetecture <text:s/>for CICD:</text:p>
      <text:p text:style-name="P12"><text:tab/></text:p>
      <text:p text:style-name="P12"><text:tab/>There will be atleast one gitlab server, this will manage our tasks and whatever needs to be uploaded, will be uploaded there, But the works/tasks we’re doing are not actually getting executed here, they are executing in gitlab runner.</text:p>
      <text:p text:style-name="P12"/>
      <text:p text:style-name="P13">In Git lab runner whenever a job will run docker image will be downloaded and docker container will be created and in it the work/<text:span text:style-name="T9">job</text:span> will be done <text:span text:style-name="T9">in docker container. And after the job the container will be destroyed. And after the job whatever the jar/ war/ document/ zip/ artifact we get will be uploaded in the gitlab server. </text:span></text:p>
      <text:p text:style-name="P13"/>
      <text:p text:style-name="P14">So that this artifact returned can be used by job 2. And that will be running in the new docker container.</text:p>
      <text:p text:style-name="P14"/>
      <text:p text:style-name="P14">Gitlab server ---&gt; gitlab runners --&gt; docker image ---&gt; docker container</text:p>
      <text:p text:style-name="P14"><text:tab/>|<text:tab/><text:tab/><text:tab/><text:tab/><text:tab/><text:tab/><text:tab/><text:tab/>|</text:p>
      <text:p text:style-name="P14"><text:tab/>-----------------------------------------------------------------------</text:p>
      <text:p text:style-name="P13"/>
      <text:p text:style-name="P13">-&gt; <text:span text:style-name="T10">Create an new Repository and clone it.</text:span></text:p>
      <text:p text:style-name="P15">-&gt; <text:span text:style-name="T10">Create a file with .gitlabci.yml extention.</text:span></text:p>
      <text:p text:style-name="P15">-&gt; <text:span text:style-name="T11">Open the file and define the pipelines and jobs. Also, we know that for every job docker image will be downloaded.</text:span></text:p>
      <text:p text:style-name="P15"/>
      <text:p text:style-name="P27">-&gt; In file,</text:p>
      <text:p text:style-name="P16"><text:tab/><text:span text:style-name="T11">image: alpine:3.17.0</text:span></text:p>
      <text:p text:style-name="P16"/>
      <text:p text:style-name="P15"><text:tab/><text:span text:style-name="T11">build_job:</text:span></text:p>
      <text:p text:style-name="P15"><text:tab/><text:tab/><text:span text:style-name="T11">script:</text:span></text:p>
      <text:p text:style-name="P15"><text:tab/><text:tab/><text:tab/>- <text:span text:style-name="T13">echo “This is build job”</text:span></text:p>
      <text:p text:style-name="P15"><text:tab/><text:tab/><text:tab/>- <text:span text:style-name="T11">echo “hello”</text:span></text:p>
      <text:p text:style-name="P15"><text:tab/><text:tab/><text:tab/>- <text:span text:style-name="T11">echo “How are You”</text:span></text:p>
      <text:p text:style-name="P17"><text:tab/></text:p>
      <text:p text:style-name="P17"><text:span text:style-name="T11">-&gt; Now when we commit this file </text:span><text:span text:style-name="T12">and push </text:span><text:span text:style-name="T11">our pipeling will be created and it’ll display that there’s a build job.</text:span></text:p>
      <text:p text:style-name="P18">-&gt; <text:span text:style-name="T12">As there is only one job now, our pipeline will be successfull.</text:span></text:p>
      <text:p text:style-name="P18"/>
      <text:p text:style-name="P18">-&gt; <text:span text:style-name="T13">In file to the continuation of above,</text:span></text:p>
      <text:p text:style-name="P18"><text:tab/><text:span text:style-name="T13">test_job:</text:span></text:p>
      <text:p text:style-name="P18"><text:tab/><text:tab/><text:span text:style-name="T13">script:</text:span></text:p>
      <text:p text:style-name="P18"><text:tab/><text:tab/><text:tab/>- <text:span text:style-name="T13">echo “This is test job”</text:span> </text:p>
      <text:p text:style-name="P15"/>
      <text:p text:style-name="P15"/>
      <text:p text:style-name="P15">-&gt; <text:span text:style-name="T14">Now commit again and push, In the pipelije the test job will also be committed and the jobs running will be started.</text:span></text:p>
      <text:p text:style-name="P15"><text:soft-page-break/>-&gt; <text:span text:style-name="T15">But now, the both jobs were executred parallelly, but it should be the ideal case as after build job, test job needs to be executed. So, for that we’ll use stage concept, where we declare each job in a stage.</text:span></text:p>
      <text:p text:style-name="P15"/>
      <text:p text:style-name="P15">-&gt; <text:span text:style-name="T16">In file,</text:span></text:p>
      <text:p text:style-name="P19"><text:tab/><text:span text:style-name="T11">image: alpine:3.17.0</text:span></text:p>
      <text:p text:style-name="P19"><text:tab/><text:span text:style-name="T16">stages:</text:span></text:p>
      <text:p text:style-name="P19"><text:tab/><text:tab/>-<text:span text:style-name="T16">build</text:span></text:p>
      <text:p text:style-name="P19"><text:tab/><text:tab/>-<text:span text:style-name="T16">test</text:span></text:p>
      <text:p text:style-name="P19"/>
      <text:p text:style-name="P19"><text:tab/><text:span text:style-name="T11">build_job:</text:span></text:p>
      <text:p text:style-name="P19"><text:tab/><text:tab/><text:span text:style-name="T16">stage: build</text:span></text:p>
      <text:p text:style-name="P19"><text:tab/><text:tab/><text:span text:style-name="T11">script:</text:span></text:p>
      <text:p text:style-name="P19"><text:tab/><text:tab/><text:tab/>- <text:span text:style-name="T13">echo “This is build job”</text:span></text:p>
      <text:p text:style-name="P19"><text:tab/><text:tab/><text:tab/>- <text:span text:style-name="T11">echo “hello”</text:span></text:p>
      <text:p text:style-name="P19"><text:tab/><text:tab/><text:tab/>- <text:span text:style-name="T11">echo “How are Yo</text:span></text:p>
      <text:p text:style-name="P19"><text:tab/><text:span text:style-name="T13">test_job:</text:span></text:p>
      <text:p text:style-name="P19"><text:tab/><text:tab/><text:span text:style-name="T16">stage: test</text:span></text:p>
      <text:p text:style-name="P19"><text:tab/><text:tab/><text:span text:style-name="T13">script:</text:span></text:p>
      <text:p text:style-name="P19"><text:tab/><text:tab/><text:tab/>- <text:span text:style-name="T13">echo “This is test job”</text:span> </text:p>
      <text:p text:style-name="P19"/>
      <text:p text:style-name="P15"/>
      <text:p text:style-name="P21">-&gt; If build job is failed the test job will not be executed.</text:p>
      <text:p text:style-name="P21">-&gt; <text:span text:style-name="T17">to create a empty file in any directory, we can use terminal and type touch myfile</text:span></text:p>
      <text:p text:style-name="P21"/>
      <text:p text:style-name="P20">-&gt; <text:span text:style-name="T16">In file, </text:span><text:span text:style-name="T19">to write some thing on another file in a directory,</text:span></text:p>
      <text:p text:style-name="P20"><text:tab/><text:span text:style-name="T11">image: alpine:3.17.0</text:span></text:p>
      <text:p text:style-name="P20"><text:tab/><text:span text:style-name="T16">stages:</text:span></text:p>
      <text:p text:style-name="P20"><text:tab/><text:tab/>-<text:span text:style-name="T16">build</text:span></text:p>
      <text:p text:style-name="P20"><text:tab/><text:tab/>-<text:span text:style-name="T16">test</text:span></text:p>
      <text:p text:style-name="P20"/>
      <text:p text:style-name="P20"><text:tab/><text:span text:style-name="T11">build_job:</text:span></text:p>
      <text:p text:style-name="P20"><text:tab/><text:tab/><text:span text:style-name="T16">stage: build</text:span></text:p>
      <text:p text:style-name="P20"><text:tab/><text:tab/><text:span text:style-name="T11">script:</text:span></text:p>
      <text:p text:style-name="P20"><text:tab/><text:tab/><text:tab/>- <text:span text:style-name="T13">echo “This is build job”</text:span></text:p>
      <text:p text:style-name="P20"><text:tab/><text:tab/><text:tab/>- <text:span text:style-name="T11">echo “hello”</text:span></text:p>
      <text:p text:style-name="P20"><text:tab/><text:tab/><text:tab/>- <text:span text:style-name="T11">echo “How are Yo</text:span></text:p>
      <text:p text:style-name="P20"><text:tab/><text:tab/><text:tab/>- <text:span text:style-name="T18">mkdir mydir</text:span></text:p>
      <text:p text:style-name="P20"><text:span text:style-name="T13"><text:tab/><text:tab/><text:tab/>- </text:span><text:span text:style-name="T18">echo “Today is 21-12-2022” &gt;&gt;mydir/</text:span><text:span text:style-name="T19">myfile</text:span></text:p>
      <text:p text:style-name="P20"><text:tab/><text:tab/><text:tab/>- <text:span text:style-name="T20">cat mydir/myfile //</text:span><text:span text:style-name="T21">The case fail for test, as the file is getting destroyed here.</text:span></text:p>
      <text:p text:style-name="P20"/>
      <text:p text:style-name="P28"><text:tab/></text:p>
      <text:p text:style-name="P28"><text:tab/>test_job:</text:p>
      <text:p text:style-name="P20"><text:tab/><text:tab/><text:span text:style-name="T16">stage: test</text:span></text:p>
      <text:p text:style-name="P20"><text:tab/><text:tab/><text:span text:style-name="T13">script:</text:span></text:p>
      <text:p text:style-name="P20"><text:tab/><text:tab/><text:tab/>- <text:span text:style-name="T13">echo “This is test j</text:span></text:p>
      <text:p text:style-name="P21"/>
      <text:p text:style-name="P21"/>
      <text:p text:style-name="P23">For Spring Project :</text:p>
      <text:p text:style-name="P23"><text:tab/>Create .gitlab-ci.yml file</text:p>
      <text:p text:style-name="P23"><text:tab/>Inside file,</text:p>
      <text:p text:style-name="P23"><text:tab/><text:tab/><text:bookmark-start text:name="__DdeLink__696_3131962123"/>image: 3.8.6-openjdk-18</text:p>
      <text:p text:style-name="P25"><text:soft-page-break/><text:tab/><text:tab/><text:span text:style-name="T26">variables:</text:span></text:p>
      <text:p text:style-name="P25"><text:tab/><text:tab/><text:tab/><text:span text:style-name="T26">MAVEN_OPTS: </text:span>- <text:span text:style-name="T26">Dmaven.repo.local=.m2/repository</text:span></text:p>
      <text:p text:style-name="P25"><text:tab/><text:tab/><text:tab/><text:tab/><text:tab/></text:p>
      <text:p text:style-name="P23"/>
      <text:p text:style-name="P23"><text:tab/><text:tab/>stages:</text:p>
      <text:p text:style-name="P23"><text:tab/><text:tab/><text:tab/>- build</text:p>
      <text:p text:style-name="P23"><text:tab/><text:tab/><text:tab/>- test</text:p>
      <text:p text:style-name="P23"><text:tab/><text:tab/><text:tab/>- <text:span text:style-name="T23">package</text:span></text:p>
      <text:p text:style-name="P24"><text:tab/><text:tab/></text:p>
      <text:p text:style-name="P29"><text:tab/><text:tab/>cache:</text:p>
      <text:p text:style-name="P23"><text:tab/><text:tab/><text:tab/><text:span text:style-name="T25">paths:</text:span></text:p>
      <text:p text:style-name="P23"><text:tab/><text:tab/><text:tab/><text:tab/>- .<text:span text:style-name="T25">m2/repository</text:span></text:p>
      <text:p text:style-name="P23"><text:tab/><text:tab/><text:tab/></text:p>
      <text:p text:style-name="P23"><text:tab/><text:tab/>build_jon:</text:p>
      <text:p text:style-name="P23"><text:tab/><text:tab/><text:tab/>stage: build</text:p>
      <text:p text:style-name="P23"><text:tab/><text:tab/><text:tab/>script:</text:p>
      <text:p text:style-name="P26"><text:tab/><text:tab/><text:tab/><text:tab/>- mvn <text:span text:style-name="T28">$MAVEN_OPTS </text:span>compile</text:p>
      <text:p text:style-name="P21"><text:tab/><text:tab/><text:tab/><text:tab/></text:p>
      <text:p text:style-name="P21"><text:tab/><text:tab/><text:span text:style-name="T22">test_job:</text:span></text:p>
      <text:p text:style-name="P21"><text:tab/><text:tab/><text:tab/><text:span text:style-name="T22">stage: test</text:span></text:p>
      <text:p text:style-name="P21"><text:tab/><text:tab/><text:tab/><text:span text:style-name="T22">script:</text:span></text:p>
      <text:p text:style-name="P22"><text:tab/><text:tab/><text:tab/><text:tab/>- <text:span text:style-name="T22">mvn </text:span><text:span text:style-name="T28">$MAVEN_OPTS </text:span><text:span text:style-name="T22">test</text:span></text:p>
      <text:p text:style-name="P21"><text:tab/><text:tab/></text:p>
      <text:p text:style-name="P21"><text:tab/><text:tab/><text:span text:style-name="T23">package_job:</text:span></text:p>
      <text:p text:style-name="P21"><text:tab/><text:tab/><text:tab/><text:span text:style-name="T23">stage: package</text:span></text:p>
      <text:p text:style-name="P21"><text:tab/><text:tab/><text:tab/><text:span text:style-name="T23">script:</text:span></text:p>
      <text:p text:style-name="P22"><text:tab/><text:tab/><text:tab/><text:tab/>- <text:span text:style-name="T23">mvn </text:span><text:span text:style-name="T28">$MAVEN_OPTS -DskipTests=true </text:span><text:span text:style-name="T23"><text:s/>package</text:span></text:p>
      <text:p text:style-name="P21"><text:tab/><text:tab/><text:tab/></text:p>
      <text:p text:style-name="P21"><text:tab/><text:tab/><text:tab/><text:span text:style-name="T23">artifacts:</text:span></text:p>
      <text:p text:style-name="P21"><text:tab/><text:tab/><text:tab/><text:tab/><text:span text:style-name="T24">paths:</text:span></text:p>
      <text:p text:style-name="P21"><text:tab/><text:tab/><text:tab/><text:tab/><text:tab/>- <text:span text:style-name="T23">target/*.jar</text:span><text:bookmark-end text:name="__DdeLink__696_3131962123"/></text:p>
      <text:p text:style-name="P21"/>
      <text:p text:style-name="P21"/>
      <text:p text:style-name="P21"/>
      <text:p text:style-name="P21"/>
      <text:p text:style-name="P21"/>
      <text:p text:style-name="P21"/>
      <text:p text:style-name="P21"><text:tab/><text:span text:style-name="T27">If wanna lean more on CICD, in git lab choose a template and from that we can learn on this <text:tab/>topics.</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5"/>
      <text:p text:style-name="P15"/>
      <text:p text:style-name="P15"/>
      <text:p text:style-name="P15"/>
      <text:p text:style-name="P15"/>
      <text:p text:style-name="P15"/>
      <text:p text:style-name="P15"/>
      <text:p text:style-name="P15"/>
      <text:p text:style-name="P15"><text:soft-page-break/></text:p>
      <text:p text:style-name="P15"/>
      <text:p text:style-name="P15"/>
      <text:p text:style-name="P15"/>
      <text:p text:style-name="P15"><text:tab/><text:tab/></text:p>
      <text:p text:style-name="P15"><text:tab/><text:tab/></text:p>
      <text:p text:style-name="P15"/>
      <text:p text:style-name="P30"/>
      <text:p text:style-name="P13"/>
      <text:p text:style-name="P1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1T09:53:50.142939687</meta:creation-date>
    <dc:date>2022-12-26T10:17:07.437011981</dc:date>
    <meta:editing-duration>PT2H7M11S</meta:editing-duration>
    <meta:editing-cycles>46</meta:editing-cycles>
    <meta:generator>LibreOffice/7.3.7.2$Linux_X86_64 LibreOffice_project/30$Build-2</meta:generator>
    <meta:document-statistic meta:table-count="0" meta:image-count="0" meta:object-count="0" meta:page-count="6" meta:paragraph-count="127" meta:word-count="967" meta:character-count="5661" meta:non-whitespace-character-count="4587"/>
  </office:meta>
</office:document-meta>
</file>